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Menlo" svg:font-family="Menlo" style:font-family-generic="modern" style:font-pitch="fixed" svg:panose-1="2 11 6 9 3 8 4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.1666in" fo:line-height="100%"/>
      <style:text-properties style:font-name="Segoe UI" style:font-name-asian="Times New Roman" style:font-name-complex="Segoe UI" fo:font-weight="bold" style:font-weight-asian="bold" style:font-weight-complex="bold" fo:font-size="24pt" style:font-size-asian="24pt" style:font-size-complex="24pt" style:language-asian="es" style:country-asian="ES"/>
    </style:style>
    <style:style style:name="P3" style:parent-style-name="Normal" style:family="paragraph">
      <style:paragraph-properties fo:margin-bottom="0.1666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es" style:country-asian="ES"/>
    </style:style>
    <style:style style:name="P4" style:parent-style-name="Normal" style:family="paragraph">
      <style:paragraph-properties fo:margin-top="0.0694in" fo:margin-bottom="0.0694in" fo:line-height="100%"/>
    </style:style>
    <style:style style:name="T5" style:parent-style-name="Fuentedepárrafopredeter.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es" style:country-asian="ES"/>
    </style:style>
    <style:style style:name="T6" style:parent-style-name="Fuentedepárrafopredeter." style:family="text">
      <style:text-properties style:font-name="Segoe UI" style:font-name-asian="Times New Roman" style:font-name-complex="Segoe UI" style:letter-kerning="false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P7" style:parent-style-name="Normal" style:family="paragraph">
      <style:paragraph-properties fo:margin-top="0.0416in" fo:margin-bottom="0.0694in" fo:line-height="100%"/>
    </style:style>
    <style:style style:name="T8" style:parent-style-name="Fuentedepárrafopredeter.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es" style:country-asian="ES"/>
    </style:style>
    <style:style style:name="T9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T10" style:parent-style-name="Fuentedepárrafopredeter.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es" style:country-asian="ES"/>
    </style:style>
    <style:style style:name="P11" style:parent-style-name="Normal" style:family="paragraph">
      <style:paragraph-properties fo:margin-top="0.0416in" fo:margin-bottom="0.0694in" fo:line-height="100%"/>
    </style:style>
    <style:style style:name="T12" style:parent-style-name="Fuentedepárrafopredeter.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es" style:country-asian="ES"/>
    </style:style>
    <style:style style:name="T13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14" style:parent-style-name="Normal" style:family="paragraph">
      <style:paragraph-properties fo:margin-top="0.0416in" fo:margin-bottom="0.0694in" fo:line-height="100%"/>
    </style:style>
    <style:style style:name="T15" style:parent-style-name="Fuentedepárrafopredeter.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es" style:country-asian="ES"/>
    </style:style>
    <style:style style:name="T16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T17" style:parent-style-name="Fuentedepárrafopredeter.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es" style:country-asian="ES"/>
    </style:style>
    <style:style style:name="P18" style:parent-style-name="Normal" style:family="paragraph">
      <style:paragraph-properties fo:margin-bottom="0.1666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es" style:country-asian="ES"/>
    </style:style>
    <style:style style:name="P19" style:parent-style-name="Normal" style:family="paragraph">
      <style:paragraph-properties fo:margin-bottom="0in" fo:line-height="100%"/>
    </style:style>
    <style:style style:name="T20" style:parent-style-name="Fuentedepárrafopredeter.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es" style:country-asian="ES"/>
    </style:style>
    <style:style style:name="T21" style:parent-style-name="Fuentedepárrafopredeter." style:family="text">
      <style:text-properties style:font-name="Menlo" style:font-name-asian="Times New Roman" style:font-name-complex="Menlo" fo:font-weight="bold" style:font-weight-asian="bold" style:font-weight-complex="bold" style:letter-kerning="false" fo:font-size="10pt" style:font-size-asian="10pt" style:font-size-complex="10pt" style:language-asian="es" style:country-asian="ES"/>
    </style:style>
    <style:style style:name="T22" style:parent-style-name="Fuentedepárrafopredeter." style:family="text">
      <style:text-properties style:font-name="Menlo" style:font-name-asian="Times New Roman" style:font-name-complex="Menlo" fo:font-weight="bold" style:font-weight-asian="bold" style:font-weight-complex="bold" style:letter-kerning="false" fo:font-size="10pt" style:font-size-asian="10pt" style:font-size-complex="10pt" style:language-asian="es" style:country-asian="ES"/>
    </style:style>
    <style:style style:name="P23" style:parent-style-name="Normal" style:family="paragraph">
      <style:paragraph-properties fo:margin-bottom="0in" fo:line-height="100%"/>
    </style:style>
    <style:style style:name="T24" style:parent-style-name="Fuentedepárrafopredeter.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es" style:country-asian="ES"/>
    </style:style>
    <style:style style:name="T25" style:parent-style-name="Fuentedepárrafopredeter." style:family="text">
      <style:text-properties style:font-name="Menlo" style:font-name-asian="Times New Roman" style:font-name-complex="Menlo" fo:font-weight="bold" style:font-weight-asian="bold" style:font-weight-complex="bold" style:letter-kerning="false" fo:font-size="10pt" style:font-size-asian="10pt" style:font-size-complex="10pt" style:language-asian="es" style:country-asian="ES"/>
    </style:style>
    <style:style style:name="P26" style:parent-style-name="Normal" style:family="paragraph">
      <style:paragraph-properties fo:margin-bottom="0.1666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es" style:country-asian="ES"/>
    </style:style>
    <style:style style:name="P27" style:parent-style-name="Normal" style:family="paragraph">
      <style:paragraph-properties fo:margin-bottom="0in" fo:line-height="100%"/>
    </style:style>
    <style:style style:name="T28" style:parent-style-name="Fuentedepárrafopredeter.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es" style:country-asian="ES"/>
    </style:style>
    <style:style style:name="T29" style:parent-style-name="Fuentedepárrafopredeter." style:family="text">
      <style:text-properties style:font-name="Menlo" style:font-name-asian="Times New Roman" style:font-name-complex="Menlo" fo:font-weight="bold" style:font-weight-asian="bold" style:font-weight-complex="bold" style:letter-kerning="false" fo:font-size="10pt" style:font-size-asian="10pt" style:font-size-complex="10pt" style:language-asian="es" style:country-asian="ES"/>
    </style:style>
    <style:style style:name="P30" style:parent-style-name="Normal" style:family="paragraph">
      <style:paragraph-properties fo:margin-bottom="0.1666in" fo:line-height="100%"/>
    </style:style>
    <style:style style:name="T31" style:parent-style-name="Fuentedepárrafopredeter.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es" style:country-asian="ES"/>
    </style:style>
    <style:style style:name="T32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P33" style:parent-style-name="Normal" style:family="paragraph">
      <style:paragraph-properties fo:margin-bottom="0.1666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es" style:country-asian="ES"/>
    </style:style>
    <style:style style:name="P34" style:parent-style-name="Normal" style:family="paragraph">
      <style:paragraph-properties fo:margin-top="0.0694in" fo:margin-bottom="0.0694in" fo:line-height="100%"/>
    </style:style>
    <style:style style:name="T35" style:parent-style-name="Fuentedepárrafopredeter.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es" style:country-asian="ES"/>
    </style:style>
    <style:style style:name="T36" style:parent-style-name="Fuentedepárrafopredeter." style:family="text">
      <style:text-properties style:font-name="Segoe UI" style:font-name-asian="Times New Roman" style:font-name-complex="Segoe UI" style:letter-kerning="false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T37" style:parent-style-name="Fuentedepárrafopredeter.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es" style:country-asian="ES"/>
    </style:style>
    <style:style style:name="P38" style:parent-style-name="Normal" style:family="paragraph">
      <style:paragraph-properties fo:margin-top="0.0416in" fo:margin-bottom="0.0694in" fo:line-height="100%"/>
    </style:style>
    <style:style style:name="T39" style:parent-style-name="Fuentedepárrafopredeter.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es" style:country-asian="ES"/>
    </style:style>
    <style:style style:name="T40" style:parent-style-name="Fuentedepárrafopredeter." style:family="text">
      <style:text-properties style:font-name="Segoe UI" style:font-name-asian="Times New Roman" style:font-name-complex="Segoe UI" style:letter-kerning="false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T41" style:parent-style-name="Fuentedepárrafopredeter.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es" style:country-asian="ES"/>
    </style:style>
    <style:style style:name="T42" style:parent-style-name="Fuentedepárrafopredeter.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es" style:country-asian="ES"/>
    </style:style>
    <style:style style:name="P43" style:parent-style-name="Normal" style:family="paragraph">
      <style:paragraph-properties fo:margin-bottom="0.1666in" fo:line-height="100%"/>
    </style:style>
    <style:style style:name="T44" style:parent-style-name="Fuentedepárrafopredeter.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es" style:country-asian="ES"/>
    </style:style>
    <style:style style:name="T45" style:parent-style-name="Fuentedepárrafopredeter." style:family="text">
      <style:text-properties style:font-name="Segoe UI" style:font-name-asian="Times New Roman" style:font-name-complex="Segoe UI" style:letter-kerning="false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P46" style:parent-style-name="Normal" style:family="paragraph">
      <style:paragraph-properties fo:margin-bottom="0.1666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es" style:country-asian="ES"/>
    </style:style>
    <style:style style:name="P47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es" style:country-asian="ES"/>
    </style:style>
    <style:style style:name="P48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es" style:country-asian="ES"/>
    </style:style>
    <style:style style:name="P49" style:parent-style-name="Normal" style:family="paragraph">
      <style:paragraph-properties fo:margin-top="0.0416in" fo:margin-bottom="0.0694in" fo:line-height="100%"/>
    </style:style>
    <style:style style:name="T50" style:parent-style-name="Fuentedepárrafopredeter.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es" style:country-asian="ES"/>
    </style:style>
    <style:style style:name="T51" style:parent-style-name="Fuentedepárrafopredeter.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P52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es" style:country-asian="ES"/>
    </style:style>
    <style:style style:name="P53" style:parent-style-name="Normal" style:family="paragraph">
      <style:paragraph-properties fo:margin-bottom="0in" fo:line-height="100%"/>
    </style:style>
    <style:style style:name="T54" style:parent-style-name="Fuentedepárrafopredeter.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es" style:country-asian="ES"/>
    </style:style>
    <style:style style:name="T55" style:parent-style-name="Fuentedepárrafopredeter." style:family="text">
      <style:text-properties style:font-name="Menlo" style:font-name-asian="Times New Roman" style:font-name-complex="Menlo" style:letter-kerning="false" fo:font-size="10pt" style:font-size-asian="10pt" style:font-size-complex="10pt" style:language-asian="es" style:country-asian="ES"/>
    </style:style>
    <style:style style:name="T56" style:parent-style-name="Fuentedepárrafopredeter.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es" style:country-asian="ES"/>
    </style:style>
  </office:automatic-styles>
  <office:body>
    <office:text text:use-soft-page-breaks="true">
      <text:p text:style-name="P1">CINE ENLATADO: MANUAL USUARIO</text:p>
      <text:h text:style-name="P2" text:outline-level="1">Cine-Enlatado</text:h>
      <text:p text:style-name="P3">Instalaciones necesarias</text:p>
      <text:list text:style-name="LFO1" text:continue-numbering="true">
        <text:list-item>
          <text:p text:style-name="P4"><text:span text:style-name="T5">Node 18 o superior: </text:span><text:a xlink:href="https://nodejs.org/es" office:target-frame-name="_top" xlink:show="replace"><text:span text:style-name="T6">https://nodejs.org/es</text:span></text:a></text:p>
        </text:list-item>
        <text:list-item>
          <text:p text:style-name="P7"><text:span text:style-name="T8">Instalar angular</text:span><text:span text:style-name="T9">: <text:s/>npm install -g @angular/cli</text:span><text:span text:style-name="T10"><text:s/>en la carpeta del proyecto</text:span></text:p>
        </text:list-item>
        <text:list-item>
          <text:p text:style-name="P11"><text:span text:style-name="T12">Instalar nodemon<text:s/></text:span><text:span text:style-name="T13">npm install -g nodemon</text:span></text:p>
        </text:list-item>
        <text:list-item>
          <text:p text:style-name="P14"><text:span text:style-name="T15">Hacer<text:s/></text:span><text:span text:style-name="T16">npm install</text:span><text:span text:style-name="T17"><text:s/>en app y en server</text:span></text:p>
        </text:list-item>
      </text:list>
      <text:p text:style-name="P18">Lanzar server y front por separado</text:p>
      <text:list text:style-name="LFO2" text:continue-numbering="true">
        <text:list-item>
          <text:p text:style-name="P19"><text:span text:style-name="T20">Ir a app y lanzar con </text:span><text:span text:style-name="T21">ng<text:s/></text:span><text:span text:style-name="T22">server</text:span></text:p>
        </text:list-item>
        <text:list-item>
          <text:p text:style-name="P23"><text:span text:style-name="T24">Ir a server y lanzar con </text:span><text:span text:style-name="T25">npm run dev</text:span></text:p>
        </text:list-item>
      </text:list>
      <text:p text:style-name="P26">Lanzar toda la app desde server (está buildeado el angular dentro)</text:p>
      <text:list text:style-name="LFO3" text:continue-numbering="true">
        <text:list-item>
          <text:p text:style-name="P27"><text:span text:style-name="T28">Ir al back y lanzarlo </text:span><text:span text:style-name="T29">npm run dev</text:span></text:p>
        </text:list-item>
      </text:list>
      <text:p text:style-name="P30"><text:span text:style-name="T31">URL publica AWS: </text:span><text:a xlink:href="http://54.86.221.92:3000/" office:target-frame-name="_top" xlink:show="replace"><text:span text:style-name="T32">http://54.86.221.92:3000/</text:span></text:a></text:p>
      <text:p text:style-name="P33">Usuarios:</text:p>
      <text:list text:style-name="LFO4" text:continue-numbering="true">
        <text:list-item>
          <text:p text:style-name="P34"><text:span text:style-name="T35">Email: </text:span><text:a xlink:href="mailto:user@user.com" office:target-frame-name="_top" xlink:show="replace"><text:span text:style-name="T36">user@user.com</text:span></text:a><text:span text:style-name="T37"> Password:123123</text:span></text:p>
        </text:list-item>
        <text:list-item>
          <text:p text:style-name="P38"><text:span text:style-name="T39">Email: </text:span><text:a xlink:href="mailto:admin@admin.com" office:target-frame-name="_top" xlink:show="replace"><text:span text:style-name="T40">admin@admin.com</text:span></text:a><text:span text:style-name="T41"> Pa</text:span><text:span text:style-name="T42">ssword:123123</text:span></text:p>
        </text:list-item>
      </text:list>
      <text:p text:style-name="P43"><text:span text:style-name="T44">Las películas vienen por la API de imdb: </text:span><text:a xlink:href="https://imdb-api.com/api#SearchMovie-header" office:target-frame-name="_top" xlink:show="replace"><text:span text:style-name="T45">https://imdb-api.com/api#SearchMovie-header</text:span></text:a></text:p>
      <text:p text:style-name="P46">Desplegar en AWS:</text:p>
      <text:list text:style-name="LFO5" text:continue-numbering="true">
        <text:list-item>
          <text:p text:style-name="P47">Bajarse clave</text:p>
        </text:list-item>
        <text:list-item>
          <text:p text:style-name="P48">Acceder por consola SSH</text:p>
        </text:list-item>
        <text:list-item>
          <text:p text:style-name="P49"><text:span text:style-name="T50">Comando acceso<text:s/></text:span><text:span text:style-name="T51">ssh -i "cine-enlatado.pem" ubuntu@ec2-54-86-221-92.compute-1.amazonaws.com</text:span></text:p>
        </text:list-item>
        <text:list-item>
          <text:p text:style-name="P52">ir a la ruta 'cd Cine-Enlatado/server'</text:p>
        </text:list-item>
        <text:list-item>
          <text:p text:style-name="P53"><text:span text:style-name="T54">usar el comando </text:span><text:span text:style-name="T55">pm2 start npm -- run dev</text:span><text:span text:style-name="T56"> dejará funcionando la app hasta que se detenga la instancia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Menlo" svg:font-family="Menlo" style:font-family-generic="modern" style:font-pitch="fixed" svg:panose-1="2 11 6 9 3 8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24pt" style:font-size-asian="24pt" style:font-size-complex="24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s" style:country-asian="E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es" style:country-asian="ES"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lue Pickles</meta:initial-creator>
    <dc:creator>Blue Pickles</dc:creator>
    <meta:creation-date>2023-06-14T15:39:00Z</meta:creation-date>
    <dc:date>2023-06-14T15:39:00Z</dc:date>
    <meta:template xlink:href="Normal" xlink:type="simple"/>
    <meta:editing-cycles>2</meta:editing-cycles>
    <meta:editing-duration>PT60S</meta:editing-duration>
    <meta:document-statistic meta:page-count="1" meta:paragraph-count="2" meta:word-count="183" meta:character-count="1192" meta:row-count="8" meta:non-whitespace-character-count="1011"/>
  </office:meta>
</office:document-meta>
</file>